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itLab Mono" svg:font-family="'GitLab Mono', 'JetBrains Mono', Menlo, 'DejaVu Sans Mono', 'Liberation Mono', Consolas, 'Ubuntu Mono', 'Courier New', 'andale mono', 'lucida consol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Standard">
      <style:text-properties officeooo:rsid="0018cc15" officeooo:paragraph-rsid="0018cc15"/>
    </style:style>
    <style:style style:name="P2" style:family="paragraph" style:parent-style-name="Standard">
      <style:text-properties officeooo:rsid="0018cc15" officeooo:paragraph-rsid="001ed722"/>
    </style:style>
    <style:style style:name="P3" style:family="paragraph" style:parent-style-name="Standard">
      <style:text-properties officeooo:rsid="00192bdf" officeooo:paragraph-rsid="00192bdf"/>
    </style:style>
    <style:style style:name="P4" style:family="paragraph" style:parent-style-name="Standard">
      <style:paragraph-properties fo:break-before="page"/>
      <style:text-properties officeooo:rsid="001f282a" officeooo:paragraph-rsid="001f282a"/>
    </style:style>
    <style:style style:name="P5" style:family="paragraph" style:parent-style-name="Standard">
      <style:text-properties officeooo:rsid="001f282a" officeooo:paragraph-rsid="001f282a"/>
    </style:style>
    <style:style style:name="P6" style:family="paragraph" style:parent-style-name="Standard">
      <style:text-properties officeooo:rsid="00203257" officeooo:paragraph-rsid="00203257"/>
    </style:style>
    <style:style style:name="T1" style:family="text">
      <style:text-properties officeooo:rsid="00192b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a new proxmox server</text:p>
      <text:p text:style-name="P1"/>
      <text:p text:style-name="P1"/>
      <text:p text:style-name="P1">3.3.3.7</text:p>
      <text:p text:style-name="P1"/>
      <text:p text:style-name="P1">MAC in proxmox:</text:p>
      <text:p text:style-name="P1">AA:AA:AA:AA:A0:07</text:p>
      <text:p text:style-name="P1"/>
      <text:p text:style-name="P1"/>
      <text:p text:style-name="P1">MAC inn LAN ROUTER:<text:line-break/>AA-AA-AA-AA-A0-07</text:p>
      <text:p text:style-name="P1"/>
      <text:p text:style-name="P2">16.2.3-ce.0</text:p>
      <text:p text:style-name="P1"/>
      <text:p text:style-name="P1"/>
      <text:p text:style-name="P1">ssh to GITLAB SERVER </text:p>
      <text:p text:style-name="P1"/>
      <text:p text:style-name="P1">ssh <text:a xlink:type="simple" xlink:href="mailto:slon@3.3.3.7" text:style-name="Internet_20_link" text:visited-style-name="Visited_20_Internet_20_Link">slon@3.3.3.7</text:a></text:p>
      <text:p text:style-name="P1">sudo apt upda<text:span text:style-name="T1">t</text:span>e &amp;&amp; sudo apt upgrade -y &amp;&amp; sudo reboot</text:p>
      <text:p text:style-name="P1">sudo apt-get install curl openssh-server ca-certificates tzdata perl -y</text:p>
      <text:p text:style-name="P1">curl https://packages.gitlab.com/install/repositories/gitlab/gitlab-ce/script.deb.sh | sudo bash</text:p>
      <text:p text:style-name="P1">sudo EXTERNAL_URL="http://gitlab.kitqa.com" apt-get install gitlab-ce -y</text:p>
      <text:p text:style-name="P1">sudo cat /etc/gitlab/initial_root_password | grep Password:</text:p>
      <text:p text:style-name="P1"/>
      <text:p text:style-name="P1"/>
      <text:p text:style-name="P1"/>
      <text:p text:style-name="P3"/>
      <text:p text:style-name="P3"/>
      <text:p text:style-name="P3"/>
      <text:p text:style-name="P1"/>
      <text:p text:style-name="P4">GITLAB RUNNER</text:p>
      <text:p text:style-name="P5"/>
      <text:p text:style-name="P5">install docker</text:p>
      <text:p text:style-name="P5"/>
      <text:p text:style-name="P5"><text:a xlink:type="simple" xlink:href="https://docs.gitlab.com/runner/install/docker.html#option-1-use-local-system-volume-mounts-to-start-the-runner-container" text:style-name="Internet_20_link" text:visited-style-name="Visited_20_Internet_20_Link">https://docs.gitlab.com/runner/install/docker.html#option-1-use-local-system-volume-mounts-to-start-the-runner-container</text:a></text:p>
      <text:p text:style-name="P5"/>
      <text:p text:style-name="P5"/>
      <text:p text:style-name="P5">curl -L https://get.docker.com | sh</text:p>
      <text:p text:style-name="P5">sudo usermod -aG docker $USER &amp;&amp; sudo reboot</text:p>
      <text:p text:style-name="P5">docker run -d --name gitlab-runner --restart always \</text:p>
      <text:p text:style-name="P5"><text:s text:c="2"/>-v /srv/gitlab-runner/config:/etc/gitlab-runner \</text:p>
      <text:p text:style-name="P5"><text:s text:c="2"/>-v /var/run/docker.sock:/var/run/docker.sock \</text:p>
      <text:p text:style-name="P5"><text:s text:c="2"/>gitlab/gitlab-runner:latest</text:p>
      <text:p text:style-name="P5"/>
      <text:p text:style-name="P5"><text:a xlink:type="simple" xlink:href="https://docs.gitlab.com/runner/register/index.html#docker" text:style-name="Internet_20_link" text:visited-style-name="Visited_20_Internet_20_Link">https://docs.gitlab.com/runner/register/index.html#docker</text:a></text:p>
      <text:p text:style-name="P5"/>
      <text:p text:style-name="P5">docker run --rm -it -v /srv/gitlab-runner/config:/etc/gitlab-runner gitlab/gitlab-runner register</text:p>
      <text:p text:style-name="P5"/>
      <text:p text:style-name="P6">ANS:<text:line-break/>1. <text:a xlink:type="simple" xlink:href="https://gitlab.kitqa.com/" text:style-name="Internet_20_link" text:visited-style-name="Visited_20_Internet_20_Link">https://gitlab.kitqa.com</text:a></text:p>
      <text:p text:style-name="P6">2. GR1348941Dffwo2yWnYehs4scfrzm (take it in UI)</text:p>
      <text:p text:style-name="P6">3. this is a description</text:p>
      <text:p text:style-name="P6">4. first-tag</text:p>
      <text:p text:style-name="P6">5. optional notes</text:p>
      <text:p text:style-name="P6">6. docker</text:p>
      <text:p text:style-name="P6">7. ubuntu:22.04</text:p>
      <text:p text:style-name="P6"/>
      <text:p text:style-name="P6">.gitlab-ci.yml</text:p>
      <text:p text:style-name="P6"/>
      <text:p text:style-name="P6">stages:</text:p>
      <text:p text:style-name="P6"><text:s text:c="2"/>- preparing</text:p>
      <text:p text:style-name="P6"/>
      <text:p text:style-name="P6">preconditions-job:</text:p>
      <text:p text:style-name="P6"><text:s text:c="2"/>stage: preparing</text:p>
      <text:p text:style-name="P6"><text:s text:c="2"/>image: ubuntu:22.04</text:p>
      <text:p text:style-name="P6"><text:s text:c="2"/>tags:</text:p>
      <text:p text:style-name="P6"><text:s text:c="4"/>- first-tag</text:p>
      <text:p text:style-name="P6"><text:s text:c="2"/>script:</text:p>
      <text:p text:style-name="P6"><text:s text:c="4"/>- echo "HELLO!"</text:p>
      <text:p text:style-name="P6"/>
      <text:p text:style-name="P6"/>
      <text:p text:style-name="P6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itLab Mono" svg:font-family="'GitLab Mono', 'JetBrains Mono', Menlo, 'DejaVu Sans Mono', 'Liberation Mono', Consolas, 'Ubuntu Mono', 'Courier New', 'andale mono', 'lucida consol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2:54:28.534599795</meta:creation-date>
    <dc:date>2023-08-05T14:22:01.141903296</dc:date>
    <meta:editing-duration>PT26M3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143" meta:character-count="1361" meta:non-whitespace-character-count="1237"/>
  </office:meta>
</office:document-meta>
</file>